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A00000463408CA2B7.png" manifest:media-type="image/png"/>
  <manifest:file-entry manifest:full-path="Pictures/100002010000031A0000046384CFE0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979cm, 7.35cm, 20.86cm, 5.249cm)" draw:image-opacity="100%" style:mirror="non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979cm, 6.301cm, 20.86cm, 4.2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1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6.2cm" svg:height="4.347cm" svg:x="13cm" svg:y="2.853cm">
          <draw:image xlink:href="Pictures/100002010000031A0000046384CFE04E.png" xlink:type="simple" xlink:show="embed" xlink:actuate="onLoad">
            <text:p/>
          </draw:image>
        </draw:frame>
        <draw:frame draw:style-name="gr2" draw:text-style-name="P2" draw:layer="layout" svg:width="7.4cm" svg:height="4.1cm" svg:x="1.4cm" svg:y="3cm">
          <draw:image xlink:href="Pictures/100002010000031A00000463408CA2B7.png" xlink:type="simple" xlink:show="embed" xlink:actuate="onLoad">
            <text:p/>
          </draw:image>
        </draw:frame>
        <draw:custom-shape draw:style-name="gr3" draw:text-style-name="P3" draw:layer="layout" svg:width="2.795cm" svg:height="1.642cm" svg:x="4.406cm" svg:y="7.8cm">
          <text:p text:style-name="P3"><text:span text:style-name="T1">Encrypting </text:span></text:p>
          <text:p text:style-name="P3"><text:span text:style-name="T1">Algorith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31cm" svg:height="1.361cm" svg:x="0.2cm" svg:y="8.152cm">
          <draw:text-box>
            <text:p text:style-name="P4"><text:span text:style-name="T1">Alice Message</text:span></text:p>
          </draw:text-box>
        </draw:frame>
        <draw:line draw:style-name="gr5" draw:text-style-name="P1" draw:layer="layout" svg:x1="2.801cm" svg:y1="8.621cm" svg:x2="4.25cm" svg:y2="8.621cm">
          <text:p/>
        </draw:line>
        <draw:frame draw:style-name="gr6" draw:text-style-name="P4" draw:layer="layout" svg:width="4.128cm" svg:height="0.806cm" svg:x="4.372cm" svg:y="10.557cm">
          <draw:text-box>
            <text:p text:style-name="P4"><text:span text:style-name="T1">Private Key</text:span></text:p>
          </draw:text-box>
        </draw:frame>
        <draw:line draw:style-name="gr5" draw:text-style-name="P1" draw:layer="layout" svg:x1="5.855cm" svg:y1="10.498cm" svg:x2="5.855cm" svg:y2="9.677cm">
          <text:p/>
        </draw:line>
        <draw:line draw:style-name="gr5" draw:text-style-name="P1" draw:layer="layout" svg:x1="7.408cm" svg:y1="8.621cm" svg:x2="8.857cm" svg:y2="8.621cm">
          <text:p/>
        </draw:line>
        <draw:frame draw:style-name="gr4" draw:text-style-name="P4" draw:layer="layout" svg:width="2.735cm" svg:height="1.916cm" svg:x="9.065cm" svg:y="8.152cm">
          <draw:text-box>
            <text:p text:style-name="P4"><text:span text:style-name="T1">Encrypted</text:span></text:p>
            <text:p text:style-name="P4"><text:span text:style-name="T1">message</text:span></text:p>
          </draw:text-box>
        </draw:frame>
        <draw:line draw:style-name="gr5" draw:text-style-name="P1" draw:layer="layout" svg:x1="6.75cm" svg:y1="4.3cm" svg:x2="14.3cm" svg:y2="4.3cm">
          <text:p/>
        </draw:line>
        <draw:line draw:style-name="gr5" draw:text-style-name="P1" draw:layer="layout" svg:x1="12cm" svg:y1="8.622cm" svg:x2="13.449cm" svg:y2="8.622cm">
          <text:p/>
        </draw:line>
        <draw:custom-shape draw:style-name="gr3" draw:text-style-name="P3" draw:layer="layout" svg:width="2.795cm" svg:height="1.642cm" svg:x="4.406cm" svg:y="7.8cm">
          <text:p text:style-name="P3"><text:span text:style-name="T1">Encrypting </text:span></text:p>
          <text:p text:style-name="P3"><text:span text:style-name="T1">Algorith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795cm" svg:height="1.642cm" svg:x="4.406cm" svg:y="7.8cm">
          <text:p text:style-name="P3"><text:span text:style-name="T1">Encrypting </text:span></text:p>
          <text:p text:style-name="P3"><text:span text:style-name="T1">Algorith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795cm" svg:height="1.642cm" svg:x="13.9cm" svg:y="7.8cm">
          <text:p text:style-name="P3"><text:span text:style-name="T1">Decrypting </text:span></text:p>
          <text:p text:style-name="P3"><text:span text:style-name="T1">Algorith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4cm" svg:height="0.806cm" svg:x="13.8cm" svg:y="10.458cm">
          <draw:text-box>
            <text:p text:style-name="P4"><text:span text:style-name="T1">Private Key</text:span></text:p>
          </draw:text-box>
        </draw:frame>
        <draw:line draw:style-name="gr5" draw:text-style-name="P1" draw:layer="layout" svg:x1="5.856cm" svg:y1="10.499cm" svg:x2="5.856cm" svg:y2="9.678cm">
          <text:p/>
        </draw:line>
        <draw:line draw:style-name="gr5" draw:text-style-name="P1" draw:layer="layout" svg:x1="15.357cm" svg:y1="10.5cm" svg:x2="15.357cm" svg:y2="9.679cm">
          <text:p/>
        </draw:line>
        <draw:frame draw:style-name="gr7" draw:text-style-name="P4" draw:layer="layout" svg:width="3.31cm" svg:height="1.361cm" svg:x="18.4cm" svg:y="8.153cm">
          <draw:text-box>
            <text:p text:style-name="P4"><text:span text:style-name="T1">Alice Message</text:span></text:p>
          </draw:text-box>
        </draw:frame>
        <draw:line draw:style-name="gr5" draw:text-style-name="P1" draw:layer="layout" svg:x1="16.8cm" svg:y1="8.623cm" svg:x2="18.249cm" svg:y2="8.6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7T08:55:13.806555086</meta:creation-date>
    <dc:date>2016-06-04T12:21:49.880329636</dc:date>
    <meta:editing-duration>PT7M45S</meta:editing-duration>
    <meta:editing-cycles>2</meta:editing-cycles>
    <meta:generator>LibreOffice/4.2.8.2$Linux_X86_64 LibreOffice_project/420m0$Build-2</meta:generator>
    <meta:document-statistic meta:object-count="19"/>
  </office:meta>
</office:document-meta>
</file>